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174.0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ill Of Materials For HCS 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R3,R8</text:p>
          </table:table-cell>
          <table:table-cell office:value-type="string" calcext:value-type="string">
            <text:p>1K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.2k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100" calcext:value-type="float">
            <text:p>100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-R7</text:p>
          </table:table-cell>
          <table:table-cell office:value-type="string" calcext:value-type="string">
            <text:p>10k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Vertical</text:p>
          </table:table-cell>
          <table:table-cell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2-C9,C13</text:p>
          </table:table-cell>
          <table:table-cell office:value-type="string" calcext:value-type="string">
            <text:p>100nF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Vertical</text:p>
          </table:table-cell>
          <table:table-cell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C12</text:p>
          </table:table-cell>
          <table:table-cell office:value-type="string" calcext:value-type="string">
            <text:p>22nF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89S5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https://fr.aliexpress.com/item/1005004382718996.html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HCT57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<text:a xlink:href="https://fr.aliexpress.com/item/1005003763027508.html" xlink:type="simple">https://fr.aliexpress.com/item/1005003763027508.html</text:a>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7C256</text:p>
          </table:table-cell>
          <table:table-cell office:value-type="string" calcext:value-type="string">
            <text:p>DIP28</text:p>
          </table:table-cell>
          <table:table-cell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float" office:value="62256" calcext:value-type="float">
            <text:p>62256</text:p>
          </table:table-cell>
          <table:table-cell office:value-type="string" calcext:value-type="string">
            <text:p>DIP28</text:p>
          </table:table-cell>
          <table:table-cell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<text:a xlink:href="https://fr.aliexpress.com/item/4000830431868.html" xlink:type="simple">https://fr.aliexpress.com/item/4000830431868.html</text:a>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8255A</text:p>
          </table:table-cell>
          <table:table-cell office:value-type="string" calcext:value-type="string">
            <text:p>DIP40</text:p>
          </table:table-cell>
          <table:table-cell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GAL22V10</text:p>
          </table:table-cell>
          <table:table-cell office:value-type="string" calcext:value-type="string">
            <text:p>Lattice DIP24</text:p>
          </table:table-cell>
          <table:table-cell office:value-type="string" calcext:value-type="string">
            <text:p><text:a xlink:href="https://fr.aliexpress.com/item/4000449343942.html" xlink:type="simple">https://fr.aliexpress.com/item/4000449343942.html</text:a>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FTDI23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<text:a xlink:href="https://fr.aliexpress.com/item/1005001621913221.html" xlink:type="simple">https://fr.aliexpress.com/item/1005001621913221.html</text:a>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4HC04</text:p>
          </table:table-cell>
          <table:table-cell office:value-type="string" calcext:value-type="string">
            <text:p>DIP14</text:p>
          </table:table-cell>
          <table:table-cell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-D3</text:p>
          </table:table-cell>
          <table:table-cell office:value-type="string" calcext:value-type="string">
            <text:p>LED1206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IL-100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26642601RP2</text:p>
          </table:table-cell>
          <table:table-cell office:value-type="string" calcext:value-type="string">
            <text:p>HE10-26</text:p>
          </table:table-cell>
          <table:table-cell office:value-type="string" calcext:value-type="string">
            <text:p><text:a xlink:href="https://fr.aliexpress.com/item/1005002340746889.html" xlink:type="simple">https://fr.aliexpress.com/item/1005002340746889.html</text:a>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J8</text:p>
          </table:table-cell>
          <table:table-cell office:value-type="string" calcext:value-type="string">
            <text:p>26644001RP2</text:p>
          </table:table-cell>
          <table:table-cell office:value-type="string" calcext:value-type="string">
            <text:p>HE10-40 </text:p>
          </table:table-cell>
          <table:table-cell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IL-100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5-J7</text:p>
          </table:table-cell>
          <table:table-cell office:value-type="string" calcext:value-type="string">
            <text:p>SIL-100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1-PT5</text:p>
          </table:table-cell>
          <table:table-cell office:value-type="string" calcext:value-type="string">
            <text:p>ENTRET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1</text:p>
          </table:table-cell>
          <table:table-cell office:value-type="string" calcext:value-type="string">
            <text:p>RES 10K</text:p>
          </table:table-cell>
          <table:table-cell office:value-type="string" calcext:value-type="string">
            <text:p>optional</text:p>
          </table:table-cell>
          <table:table-cell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11.0592 Mhz</text:p>
          </table:table-cell>
          <table:table-cell office:value-type="string" calcext:value-type="string">
            <text:p><text:a xlink:href="https://fr.aliexpress.com/item/1005005549574621.html" xlink:type="simple">https://fr.aliexpress.com/item/1005005549574621.html</text:a>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DILXX</text:p>
          </table:table-cell>
          <table:table-cell office:value-type="string" calcext:value-type="string">
            <text:p>https://fr.aliexpress.com/item/1005005197203291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9-15T10:52:41.158000000</dc:date>
    <meta:editing-duration>PT10M13S</meta:editing-duration>
    <meta:editing-cycles>5</meta:editing-cycles>
    <meta:generator>LibreOffice/6.3.3.2$Windows_X86_64 LibreOffice_project/a64200df03143b798afd1ec74a12ab50359878ed</meta:generator>
    <meta:document-statistic meta:table-count="1" meta:cell-count="145" meta:object-count="0"/>
  </office:meta>
</office:document-meta>
</file>